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color="#000000" loext:opacity="100%" style:font-name="Liberation Serif" fo:font-size="12pt" officeooo:rsid="0016e0ea" officeooo:paragraph-rsid="0016e0ea" style:font-size-asian="12pt" style:font-size-complex="12pt"/>
    </style:style>
    <style:style style:name="P2" style:family="paragraph" style:parent-style-name="Standard">
      <style:text-properties fo:color="#000000" loext:opacity="100%" style:font-name="Liberation Serif" fo:font-size="12pt" officeooo:rsid="001b3661" officeooo:paragraph-rsid="001b3661" style:font-size-asian="12pt" style:font-size-complex="12pt"/>
    </style:style>
    <style:style style:name="P3" style:family="paragraph" style:parent-style-name="Standard">
      <style:text-properties fo:color="#000000" loext:opacity="100%" style:font-name="Liberation Serif" fo:font-size="12pt" officeooo:paragraph-rsid="0016e0ea"/>
    </style:style>
    <style:style style:name="P4" style:family="paragraph" style:parent-style-name="Standard">
      <style:text-properties fo:color="#000000" loext:opacity="100%" style:font-name="Liberation Serif" fo:font-size="12pt" officeooo:rsid="0016e0ea" officeooo:paragraph-rsid="0016e0ea"/>
    </style:style>
    <style:style style:name="P5" style:family="paragraph" style:parent-style-name="Standard">
      <style:text-properties fo:color="#000000" loext:opacity="100%" style:font-name="Liberation Serif" fo:font-size="12pt" officeooo:paragraph-rsid="00179c31"/>
    </style:style>
    <style:style style:name="P6" style:family="paragraph" style:parent-style-name="Standard">
      <style:text-properties fo:color="#000000" loext:opacity="100%" style:font-name="Liberation Serif" fo:font-size="12pt" officeooo:rsid="00192734" officeooo:paragraph-rsid="00192734"/>
    </style:style>
    <style:style style:name="P7" style:family="paragraph" style:parent-style-name="Standard">
      <style:text-properties fo:color="#000000" loext:opacity="100%" style:font-name="Liberation Serif" fo:font-size="12pt" officeooo:rsid="00192734" officeooo:paragraph-rsid="001b3661"/>
    </style:style>
    <style:style style:name="P8" style:family="paragraph" style:parent-style-name="Standard">
      <style:text-properties fo:color="#000000" loext:opacity="100%" style:font-name="Liberation Serif" fo:font-size="12pt" officeooo:paragraph-rsid="00192734"/>
    </style:style>
    <style:style style:name="P9" style:family="paragraph" style:parent-style-name="Standard">
      <style:text-properties fo:color="#000000" loext:opacity="100%" style:font-name="Liberation Serif" fo:font-size="12pt" officeooo:paragraph-rsid="001b3661"/>
    </style:style>
    <style:style style:name="P10" style:family="paragraph">
      <loext:graphic-properties draw:fill="none"/>
    </style:style>
    <style:style style:name="T1" style:family="text">
      <style:text-properties fo:font-variant="normal" fo:text-transform="none" fo:color="#d1d5db" loext:opacity="100%" style:font-name="S hne" fo:letter-spacing="normal" fo:font-style="normal" fo:font-weight="normal" officeooo:rsid="001aae0a"/>
    </style:style>
    <style:style style:name="T2" style:family="text">
      <style:text-properties fo:font-variant="normal" fo:text-transform="none" fo:color="#d1d5db" loext:opacity="100%" style:font-name="S hne" fo:letter-spacing="normal" fo:font-style="normal" fo:font-weight="normal" officeooo:rsid="001b3661"/>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style:font-size-asian="12pt" style:font-size-complex="12pt"/>
    </style:style>
    <style:style style:name="T5" style:family="text">
      <style:text-properties fo:font-variant="normal" fo:text-transform="none" fo:letter-spacing="normal" fo:font-style="normal" fo:font-weight="normal" officeooo:rsid="00179c31"/>
    </style:style>
    <style:style style:name="T6" style:family="text">
      <style:text-properties fo:font-variant="normal" fo:text-transform="none" fo:letter-spacing="normal" fo:font-style="normal" fo:font-weight="normal" officeooo:rsid="00192734"/>
    </style:style>
    <style:style style:name="T7" style:family="text">
      <style:text-properties fo:font-variant="normal" fo:text-transform="none" fo:letter-spacing="normal" fo:font-style="normal" fo:font-weight="normal" officeooo:rsid="001aae0a"/>
    </style:style>
    <style:style style:name="T8" style:family="text">
      <style:text-properties fo:font-variant="normal" fo:text-transform="none" fo:letter-spacing="normal" fo:font-style="normal" fo:font-weight="normal" officeooo:rsid="001b3661"/>
    </style:style>
    <style:style style:name="T9" style:family="text">
      <style:text-properties fo:font-variant="normal" fo:text-transform="none" style:font-name="S hne" fo:letter-spacing="normal" fo:font-style="normal" fo:font-weight="normal" officeooo:rsid="001aae0a"/>
    </style:style>
    <style:style style:name="T10" style:family="text">
      <style:text-properties fo:font-variant="normal" fo:text-transform="none" style:font-name="S hne" fo:letter-spacing="normal" fo:font-style="normal" fo:font-weight="normal" officeooo:rsid="001b3661"/>
    </style:style>
    <style:style style:name="T11" style:family="text">
      <style:text-properties officeooo:rsid="0016e0ea" style:font-size-asian="12pt" style:font-size-complex="12pt"/>
    </style:style>
    <style:style style:name="gr1" style:family="graphic">
      <style:graphic-properties svg:stroke-width="0.101cm" svg:stroke-color="#000000" draw:marker-start-width="0.499cm" draw:marker-end-width="0.499cm" draw:fill="none" draw:textarea-horizontal-align="justify" draw:textarea-vertical-align="middle" draw:auto-grow-height="false" fo:min-height="3.152cm" fo:min-width="20.8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text:tab/><text:tab/><text:tab/><text:tab/><text:tab/><text:tab/><text:tab/><text:tab/><text:tab/><text:tab/><text:tab/><text:tab/><text:tab/>1°2</text:p>
      <text:p text:style-name="P1">Chauve</text:p>
      <text:p text:style-name="P1"><text:tab/><text:tab/><text:tab/><text:tab/></text:p>
      <text:p text:style-name="P1"><text:tab/><text:tab/><text:tab/><text:tab/><text:tab/><text:tab/>E.M.C</text:p>
      <text:p text:style-name="P1"/>
      <text:p text:style-name="P1"><draw:custom-shape text:anchor-type="paragraph" draw:z-index="0" draw:name="Forme 1" draw:style-name="gr1" draw:text-style-name="P10" svg:width="20.94cm" svg:height="3.252cm" svg:x="-1.97cm" svg:y="0.016cm"><text:p/><draw:enhanced-geometry svg:viewBox="0 0 21600 21600" draw:type="rectangle" draw:enhanced-path="M 0 0 L 21600 0 21600 21600 0 21600 0 0 Z N"/></draw:custom-shape></text:p>
      <text:p text:style-name="P2">Note : </text:p>
      <text:p text:style-name="P2">Commentaire : </text:p>
      <text:p text:style-name="P1"/>
      <text:p text:style-name="P1"/>
      <text:p text:style-name="P1"/>
      <text:p text:style-name="P1"/>
      <text:p text:style-name="P1"/>
      <text:p text:style-name="P1"/>
      <text:p text:style-name="P1">Document 4 : </text:p>
      <text:p text:style-name="P3"><text:span text:style-name="T11">1) </text:span><text:span text:style-name="T4">Le terme </text:span><text:span text:style-name="T3">"Autonome" signifie "qui se gouverne soi-même" en grec. Un individu autonome est capable de prendre des décisions de manière indépendante et responsable, de se fixer des objectifs et de les atteindre, et d'avoir une prise de conscience de soi. Il peut aussi remettre en question ses propres croyances et convictions.</text:span></text:p>
      <text:p text:style-name="P3"><text:span text:style-name="T3"/></text:p>
      <text:p text:style-name="P4"><text:span text:style-name="T3">2) </text:span><text:span text:style-name="T5">la société moderne a pour trait caractéristique d’accorder une plus grande valeur à ce par quoi les hommes se différencient les uns des autres, à leur « identité du je », qu’à ce qu’ils ont en commun, leur « identité du nous »</text:span></text:p>
      <text:p text:style-name="P4"><text:span text:style-name="T5"/></text:p>
      <text:p text:style-name="P5"><text:span text:style-name="T5">3) </text:span><text:span text:style-name="T3">Avec l'évolution de la société, les gens sont de plus en plus libres de choisir leur vie familiale, ils peuvent choisir de maintenir ou non des relations avec leur famille selon leur bonheur et épanouissement personnel, ils n'ont plus besoin de se plier aux normes traditionnelles et aux obligations familiales considérées comme immuables et obligatoires auparavant.</text:span></text:p>
      <text:p text:style-name="P5"><text:span text:style-name="T5"/></text:p>
      <text:p text:style-name="P6"><text:span text:style-name="T5">D</text:span><text:span text:style-name="T3">ocument 5 :</text:span></text:p>
      <text:p text:style-name="P8"><text:span text:style-name="T6">1) </text:span><text:span text:style-name="T3">En 1884 les motifs de divorce étaient restreints (comme l'adultère, la violence conjugale, l'incarcération, la bigamie, l'abandon, la maladie mentale) et les procédures de divorce étaient complexes et coûteuses.En 2016 les motifs de divorce sont plus larges (comme le divorce pour faute ou consentement mutuel) et les procédures de divorce sont plus simples et moins chères.</text:span></text:p>
      <text:p text:style-name="P8"><text:span text:style-name="T6"/></text:p>
      <text:p text:style-name="P8"><text:span text:style-name="T6">2) </text:span><text:span text:style-name="T3">La loi de 2016 a permis une "déjudiciarisation" du divorce par consentement mutuel, ce qui signifie que les conjoints peuvent obtenir leur divorce plus rapidement et efficacement, sans passer par un juge. Cela permet de réduire les coûts et de minimiser la pression sur les tribunaux judiciaires.</text:span></text:p>
      <text:p text:style-name="P6"><text:span text:style-name="T3"/></text:p>
      <text:p text:style-name="P6"><text:span text:style-name="T3"/></text:p>
      <text:p text:style-name="P6"><text:span text:style-name="T3">3) L'évolution de la législation sur le divorce en France reflète une évolution des mentalités et une modification de la conception des liens familiaux dans la société, ou les liens familiaux sont considérés comme des choix personnels plutôt que des obligations immuables. La législation tend à faciliter les procédures de divorce pour en faciliter l'accès et en minimiser les conséquences sur les personnes concernées.</text:span></text:p>
      <text:p text:style-name="P6"><text:span text:style-name="T3"/></text:p>
      <text:p text:style-name="P6"><text:span text:style-name="T3">Document 6 : </text:span></text:p>
      <text:p text:style-name="P8"><text:span text:style-name="T6">1) Le nombre de baptême en France entre 2000 et 2016 </text:span><text:span text:style-name="T7">a chuter de presque moitier, en 2000 il y avait 400 327 baptêmes ce qui est plus que en 2016 (249 921 baptêmes).</text:span></text:p>
      <text:p text:style-name="P8"><text:span text:style-name="T6"/></text:p>
      <text:p text:style-name="P9"><text:soft-page-break/><text:span text:style-name="T6">2</text:span><text:span text:style-name="T7">) L'individualisation, qui est le processus où les individus ont plus de liberté pour décider de leur propre vie et de construire leur propre identité, peut expliquer le déclin des pratiques religieuses en donnant aux gens le choix de participer ou non à une pratique religieuse. Elle permet aussi de remettre en question les croyances et les enseignements religieux et met l'accent sur la satisfaction personnelle et l'épanouissement individuel, ce qui peut rendre les pratiques religieuses moins attrayantes pour certaines personnes.</text:span></text:p>
      <text:p text:style-name="P7"><text:span text:style-name="T7"/></text:p>
      <text:p text:style-name="P9"><text:span text:style-name="T8">3) L'individualisation est un processus qui augmente l'autonomie et la responsabilité des individus par rapport aux normes et aux structures sociales traditionnelles, comme la famille, la communauté et la religion. En ce qui concerne la religion, cela signifie que les gens sont de plus en plus libres de choisir leur propre façon de croire et de pratiquer leur religion. Cela a une influence sur la nature des liens entre les croyants et leur groupe religieux, qui deviennent plus volontaires et individuels. On peut remarquer une baisse de l'adhésion aux communautés religieuses traditionnelles et une augmentation des pratiques religieuses individuelles et de nouvelles formes d'engagement religieux centré sur l'individu et moins sur la communauté.</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0T21:23:28.891844999</meta:creation-date>
    <dc:date>2023-01-10T22:12:46.513832380</dc:date>
    <meta:editing-duration>PT7M36S</meta:editing-duration>
    <meta:editing-cycles>2</meta:editing-cycles>
    <meta:generator>LibreOffice/7.3.7.2$Linux_X86_64 LibreOffice_project/30$Build-2</meta:generator>
    <meta:document-statistic meta:table-count="0" meta:image-count="0" meta:object-count="0" meta:page-count="2" meta:paragraph-count="18" meta:word-count="568" meta:character-count="3575" meta:non-whitespace-character-count="2998"/>
  </office:meta>
</office:document-meta>
</file>